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6a9955" loext:opacity="100%" style:font-name="Consolas" fo:font-size="10.5pt" fo:font-weight="normal"/>
    </style:style>
    <style:style style:name="T6" style:family="text">
      <style:text-properties fo:color="#b5cea8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Pie de página */</text:p>
      <text:p text:style-name="P2"><text:span text:style-name="T1">.pie-pagina</text:span> {</text:p>
      <text:p text:style-name="P3">  <text:span text:style-name="T2">position</text:span><text:span text:style-name="T3">: </text:span><text:span text:style-name="T4">fixed</text:span><text:span text:style-name="T3">;           </text:span><text:span text:style-name="T5">/* Fija el pie en la parte inferior de la ventana */</text:span></text:p>
      <text:p text:style-name="P3">  <text:span text:style-name="T2">bottom</text:span><text:span text:style-name="T3">: </text:span><text:span text:style-name="T6">0</text:span><text:span text:style-name="T3">;                 </text:span><text:span text:style-name="T5">/* Alinea al borde inferior */</text:span></text:p>
      <text:p text:style-name="P3">  <text:span text:style-name="T2">left</text:span><text:span text:style-name="T3">: </text:span><text:span text:style-name="T6">0</text:span><text:span text:style-name="T3">;                   </text:span><text:span text:style-name="T5">/* Alinea al borde izquierdo */</text:span></text:p>
      <text:p text:style-name="P3">  <text:span text:style-name="T2">width</text:span><text:span text:style-name="T3">: </text:span><text:span text:style-name="T6">100vw</text:span><text:span text:style-name="T3">;              </text:span><text:span text:style-name="T5">/* Ocupa todo el ancho visible del viewport */</text:span></text:p>
      <text:p text:style-name="P3">  <text:span text:style-name="T2">display</text:span><text:span text:style-name="T3">: </text:span><text:span text:style-name="T4">flex</text:span><text:span text:style-name="T3">;             </text:span><text:span text:style-name="T5">/* Distribuye logo y datos en fila */</text:span></text:p>
      <text:p text:style-name="P3">  <text:span text:style-name="T2">justify-content</text:span><text:span text:style-name="T3">: </text:span><text:span text:style-name="T4">space-between</text:span><text:span text:style-name="T3">; </text:span><text:span text:style-name="T5">/* Logo a la izquierda, datos a la derecha */</text:span></text:p>
      <text:p text:style-name="P3">  <text:span text:style-name="T2">align-items</text:span><text:span text:style-name="T3">: </text:span><text:span text:style-name="T4">center</text:span><text:span text:style-name="T3">;       </text:span><text:span text:style-name="T5">/* Centra verticalmente */</text:span></text:p>
      <text:p text:style-name="P3">  <text:span text:style-name="T2">padding</text:span><text:span text:style-name="T3">: </text:span><text:span text:style-name="T6">12px</text:span><text:span text:style-name="T3"> </text:span><text:span text:style-name="T6">20px</text:span><text:span text:style-name="T3">;        </text:span><text:span text:style-name="T5">/* Espaciado interno */</text:span></text:p>
      <text:p text:style-name="P3">  <text:span text:style-name="T2">background-color</text:span><text:span text:style-name="T3">: </text:span><text:span text:style-name="T4">#2c2c2c</text:span><text:span text:style-name="T3">; </text:span><text:span text:style-name="T5">/* Mismo color que el encabezado */</text:span></text:p>
      <text:p text:style-name="P3">  <text:span text:style-name="T2">color</text:span><text:span text:style-name="T3">: </text:span><text:span text:style-name="T4">white</text:span><text:span text:style-name="T3">;              </text:span><text:span text:style-name="T5">/* Texto blanco */</text:span></text:p>
      <text:p text:style-name="P3">  <text:span text:style-name="T2">font-size</text:span><text:span text:style-name="T3">: </text:span><text:span text:style-name="T6">0.9rem</text:span><text:span text:style-name="T3">;</text:span></text:p>
      <text:p text:style-name="P3">  <text:span text:style-name="T2">border-top</text:span><text:span text:style-name="T3">: </text:span><text:span text:style-name="T6">2px</text:span><text:span text:style-name="T3"> </text:span><text:span text:style-name="T4">solid</text:span><text:span text:style-name="T3"> </text:span><text:span text:style-name="T7">rgba</text:span><text:span text:style-name="T3">(</text:span><text:span text:style-name="T6">255</text:span><text:span text:style-name="T3">, </text:span><text:span text:style-name="T6">255</text:span><text:span text:style-name="T3">, </text:span><text:span text:style-name="T6">255</text:span><text:span text:style-name="T3">, </text:span><text:span text:style-name="T6">0.2</text:span><text:span text:style-name="T3">); </text:span><text:span text:style-name="T5">/* Delimita la barra */</text:span></text:p>
      <text:p text:style-name="P3">  <text:span text:style-name="T2">border-radius</text:span><text:span text:style-name="T3">: </text:span><text:span text:style-name="T6">0</text:span><text:span text:style-name="T3">; </text:span><text:span text:style-name="T5">/* Bordes redondeados abajo */</text:span></text:p>
      <text:p text:style-name="P3">  <text:span text:style-name="T2">box-shadow</text:span><text:span text:style-name="T3">: </text:span><text:span text:style-name="T6">0</text:span><text:span text:style-name="T3"> </text:span><text:span text:style-name="T6">-2px</text:span><text:span text:style-name="T3"> </text:span><text:span text:style-name="T6">8px</text:span><text:span text:style-name="T3"> </text:span><text:span text:style-name="T7">rgba</text:span><text:span text:style-name="T3">(</text:span><text:span text:style-name="T6">0</text:span><text:span text:style-name="T3">,</text:span><text:span text:style-name="T6">0</text:span><text:span text:style-name="T3">,</text:span><text:span text:style-name="T6">0</text:span><text:span text:style-name="T3">,</text:span><text:span text:style-name="T6">0.2</text:span><text:span text:style-name="T3">); </text:span><text:span text:style-name="T5">/* Sombra sobre el contenido */</text:span></text:p>
      <text:p text:style-name="P3">  <text:span text:style-name="T2">box-sizing</text:span><text:span text:style-name="T3">: </text:span><text:span text:style-name="T4">border-box</text:span><text:span text:style-name="T3">;    </text:span><text:span text:style-name="T5">/* Incluye padding en el ancho */</text:span></text:p>
      <text:p text:style-name="P3">  <text:span text:style-name="T2">z-index</text:span><text:span text:style-name="T3">: </text:span><text:span text:style-name="T6">1000</text:span><text:span text:style-name="T3">;             </text:span><text:span text:style-name="T5">/* Encima del contenido */</text:span></text:p>
      <text:p text:style-name="P2">}</text:p>
      <text:p text:style-name="P4"/>
      <text:p text:style-name="P1">/* Logo en el pie de página */</text:p>
      <text:p text:style-name="P2"><text:span text:style-name="T1">.pie-logo</text:span> <text:span text:style-name="T1">.logo-img</text:span> {</text:p>
      <text:p text:style-name="P3">  <text:span text:style-name="T2">height</text:span><text:span text:style-name="T3">: </text:span><text:span text:style-name="T6">40px</text:span><text:span text:style-name="T3">; </text:span><text:span text:style-name="T5">/* Ajusta según el tamaño del encabezado */</text:span></text:p>
      <text:p text:style-name="P3">  <text:span text:style-name="T2">width</text:span><text:span text:style-name="T3">: </text:span><text:span text:style-name="T4">auto</text:span><text:span text:style-name="T3">;  </text:span><text:span text:style-name="T5">/* Mantiene proporción */</text:span></text:p>
      <text:p text:style-name="P2">}</text:p>
      <text:p text:style-name="P4"/>
      <text:p text:style-name="P1">/* Datos a la derecha */</text:p>
      <text:p text:style-name="P2"><text:span text:style-name="T1">.pie-datos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flex-direction</text:span><text:span text:style-name="T3">: </text:span><text:span text:style-name="T4">column</text:span><text:span text:style-name="T3">;</text:span></text:p>
      <text:p text:style-name="P3">  <text:span text:style-name="T2">text-align</text:span><text:span text:style-name="T3">: </text:span><text:span text:style-name="T4">right</text:span><text:span text:style-name="T3">;</text:span></text:p>
      <text:p text:style-name="P3">  <text:span text:style-name="T2">gap</text:span><text:span text:style-name="T3">: </text:span><text:span text:style-name="T6">2px</text:span><text:span text:style-name="T3">;</text:span></text:p>
      <text:p text:style-name="P3">  <text:span text:style-name="T2">padding-right</text:span><text:span text:style-name="T3">: </text:span><text:span text:style-name="T6">20px</text:span><text:span text:style-name="T3">; </text:span><text:span text:style-name="T5">/* espacio entre el borde derecho y los datos */</text:span></text:p>
      <text:p text:style-name="P2">}</text:p>
      <text:p text:style-name="P4"/>
      <text:p text:style-name="P2"><text:span text:style-name="T1">.pie-datos</text:span> <text:span text:style-name="T1">span</text:span> {</text:p>
      <text:p text:style-name="P3">  <text:span text:style-name="T2">color</text:span><text:span text:style-name="T3">: </text:span><text:span text:style-name="T4">#ffffff</text:span><text:span text:style-name="T3">; </text:span><text:span text:style-name="T5">/* Texto blanco */</text:span></text:p>
      <text:p text:style-name="P2">}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3:53:28.995566500</meta:creation-date>
    <dc:date>2025-09-05T13:53:36.330907400</dc:date>
    <meta:editing-duration>PT9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5" meta:word-count="214" meta:character-count="1390" meta:non-whitespace-character-count="1052"/>
  </office:meta>
</office:document-meta>
</file>